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2de5e8" officeooo:paragraph-rsid="002de5e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34081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3cc026" officeooo:paragraph-rsid="003cc026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3cc026" officeooo:paragraph-rsid="0040e45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3f6fa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40e452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40e452" officeooo:paragraph-rsid="0040e452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410759" officeooo:paragraph-rsid="00410759" style:language-asian="zxx" style:country-asian="none" style:language-complex="zxx" style:country-complex="none"/>
    </style:style>
    <style:style style:name="T1" style:family="text">
      <style:text-properties officeooo:rsid="003cc026"/>
    </style:style>
    <style:style style:name="T2" style:family="text">
      <style:text-properties officeooo:rsid="003da83b"/>
    </style:style>
    <style:style style:name="T3" style:family="text">
      <style:text-properties officeooo:rsid="0040e4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tor: Tiago Goncalves da Silva - 2023644</text:p>
      <text:p text:style-name="P1"/>
      <text:p text:style-name="P1">Considerando o banco de dados University usado nas aulas:</text:p>
      <text:p text:style-name="P1">1 – Analisando a seguinte query que busca uma lista dos títulos (titles) de todos os cursos</text:p>
      <text:p text:style-name="P1">ministrados no semestre Spring 2017, junto com o nome do professor:</text:p>
      <text:p text:style-name="P1">select name, title</text:p>
      <text:p text:style-name="P1">from instructor natural join teaches natural join section natural</text:p>
      <text:p text:style-name="P1">join course</text:p>
      <text:p text:style-name="P1">where semester = 'Spring' and year = 2017</text:p>
      <text:p text:style-name="P1">O que tem de errado com a query?</text:p>
      <text:p text:style-name="P5">---<text:span text:style-name="T3">comentário:</text:span></text:p>
      <text:p text:style-name="P2">O problema é que esta query não mostra uma disciplina ministrada por um professor fora de seu departamento, pois o natural join junta o dept_name de instructor e de course. <text:span text:style-name="T2">Uma posível solução para isso seria usar a condição on do join para indicar os campos a serem comparados.</text:span></text:p>
      <text:p text:style-name="P1"/>
      <text:p text:style-name="P1">2 – Escreva as seguintes queries em SQL:</text:p>
      <text:p text:style-name="P1">a – Mostre a lista de todos os professores, incluindo o ID e o número de cursos</text:p>
      <text:p text:style-name="P1">ministrados. Se o professor não ministrou nenhum curso, mostrar 0. Sua query deve usar</text:p>
      <text:p text:style-name="P1">um outer join e não usar subqueries.</text:p>
      <text:p text:style-name="P6">---<text:span text:style-name="T1">query:</text:span></text:p>
      <text:p text:style-name="P1">SELECT i.id, count(course_id) as course_count</text:p>
      <text:p text:style-name="P1">FROM instructor as i LEFT OUTER JOIN teaches as t</text:p>
      <text:p text:style-name="P1">ON i.id = t.id</text:p>
      <text:p text:style-name="P1">GROUP BY (i.id)</text:p>
      <text:p text:style-name="P1"/>
      <text:p text:style-name="P1">b – Mostre a lista de todos os cursos ofertados em Spring 2018, com o ID e nome de cada</text:p>
      <text:p text:style-name="P1">professor da oferta. Se o curso tem mais de um professor, a oferta deve aparecer</text:p>
      <text:p text:style-name="P1">múltiplas vezes mostrando os vários professores. Se a oferta não tiver nenhum professor,</text:p>
      <text:p text:style-name="P1">ainda assim deverá aparecer na listagem.</text:p>
      <text:p text:style-name="P6">---<text:span text:style-name="T1">query:</text:span></text:p>
      <text:p text:style-name="P1">SELECT t.*, i.id, i.name</text:p>
      <text:p text:style-name="P1">FROM teaches as t LEFT OUTER JOIN instructor as i</text:p>
      <text:p text:style-name="P1">ON (i.id = t.id)</text:p>
      <text:p text:style-name="P1">WHERE year = 2018 and semester = 'Spring'</text:p>
      <text:p text:style-name="P1"/>
      <text:p text:style-name="P1">c – Mostre a lista de todos os departamentos, com o número total de professores em cada</text:p>
      <text:p text:style-name="P1">departamento, sem usar subqueries.</text:p>
      <text:p text:style-name="P7">---<text:span text:style-name="T1">query:</text:span></text:p>
      <text:p text:style-name="P1">SELECT d.*, count(i.id)</text:p>
      <text:p text:style-name="P1">FROM department as d JOIN instructor as i</text:p>
      <text:p text:style-name="P3">ON d.dept_name = i.dept_nam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 – Expressões SQL outer join podem ser resolvidas usando outros operadores na</text:p>
      <text:p text:style-name="P1">maioria das vezes. Isso pode ter implicações em desempenho e otimização, tanto para</text:p>
      <text:p text:style-name="P1">melhorar quanto para piorar. Sendo assim, altere as seguintes queries para remover o</text:p>
      <text:p text:style-name="P1">outer join.</text:p>
      <text:p text:style-name="P1">a – select * from student natural left outer join takes</text:p>
      <text:p text:style-name="P7">---<text:span text:style-name="T1">query:</text:span></text:p>
      <text:p text:style-name="P1">SELECT * </text:p>
      <text:p text:style-name="P1">FROM student AS s JOIN takes AS t</text:p>
      <text:p text:style-name="P1">ON s.id = t.id</text:p>
      <text:p text:style-name="P1">UNION</text:p>
      <text:p text:style-name="P1">SELECT ID, name, dept_name, tot_cred, null, null, null, null, null, null</text:p>
      <text:p text:style-name="P1">FROM student as s</text:p>
      <text:p text:style-name="P1">WHERE s.id NOT IN </text:p>
      <text:p text:style-name="P1">(SELECT s.id </text:p>
      <text:p text:style-name="P1">FROM student AS s JOIN takes AS t</text:p>
      <text:p text:style-name="P1">ON s.id = t.id)</text:p>
      <text:p text:style-name="P1"/>
      <text:p text:style-name="P1"/>
      <text:p text:style-name="P1">b – select * from student natural full outer join takes</text:p>
      <text:p text:style-name="P7">---<text:span text:style-name="T1">query:</text:span></text:p>
      <text:p text:style-name="P1">SELECT * </text:p>
      <text:p text:style-name="P1">FROM student AS s JOIN takes AS t</text:p>
      <text:p text:style-name="P1">ON s.id = t.id</text:p>
      <text:p text:style-name="P1">UNION</text:p>
      <text:p text:style-name="P1">SELECT ID, name, dept_name, tot_cred, null, null, null, null, null, null</text:p>
      <text:p text:style-name="P1">FROM student as s</text:p>
      <text:p text:style-name="P1">WHERE s.id NOT IN </text:p>
      <text:p text:style-name="P1">(SELECT s.id </text:p>
      <text:p text:style-name="P1">FROM student AS s JOIN takes AS t</text:p>
      <text:p text:style-name="P1">ON s.id = t.id)</text:p>
      <text:p text:style-name="P1">UNION</text:p>
      <text:p text:style-name="P1">SELECT null, null, null, null, ID, course_id, sec_id, semester, year, grade</text:p>
      <text:p text:style-name="P1">FROM takes as t</text:p>
      <text:p text:style-name="P1">WHERE t.id NOT IN</text:p>
      <text:p text:style-name="P1">(SELECT t.id</text:p>
      <text:p text:style-name="P1">FROM student AS s JOIN takes AS t</text:p>
      <text:p text:style-name="P1">ON s.id = t.id)</text:p>
      <text:p text:style-name="P1"/>
      <text:p text:style-name="P1">4 – Mostre a definição de uma view que contenha o escore médio dos estudantes,</text:p>
      <text:p text:style-name="P1">levando em conta todos as disciplinas cursadas por estudante. Explique como considerou</text:p>
      <text:p text:style-name="P1">no cálculo os valores null nas notas.</text:p>
      <text:p text:style-name="P7">---<text:span text:style-name="T1">query:</text:span></text:p>
      <text:p text:style-name="P1">CREATE VIEW student_grades AS </text:p>
      <text:p text:style-name="P1">SELECT *, avg(year)</text:p>
      <text:p text:style-name="P1">FROM student as s JOIN takes as t</text:p>
      <text:p text:style-name="P1">ON s.id = t.id</text:p>
      <text:p text:style-name="P1">GROUP BY s.id</text:p>
      <text:p text:style-name="P1"/>
      <text:p text:style-name="P4">---<text:span text:style-name="T3">comentário:</text:span></text:p>
      <text:p text:style-name="P8"><text:soft-page-break/>optei por usar a média dos anos, pois as grades estão no formato de letras, não podendo assim usar avg(grade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3:13:39.546524434</meta:creation-date>
    <dc:date>2022-03-30T10:32:13.391494620</dc:date>
    <meta:editing-duration>PT1H24M25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3" meta:paragraph-count="81" meta:word-count="583" meta:character-count="3201" meta:non-whitespace-character-count="2691"/>
  </office:meta>
</office:document-meta>
</file>